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Footer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DejaVu Sans Mono" fo:font-size="14pt" style:font-size-asian="14pt" style:font-size-complex="14pt"/>
    </style:style>
    <style:style style:name="P4" style:family="paragraph" style:parent-style-name="Standard">
      <style:text-properties style:font-name="DejaVu Sans Mono" fo:font-size="14pt" officeooo:paragraph-rsid="000e317f" style:font-size-asian="14pt" style:font-size-complex="14pt"/>
    </style:style>
    <style:style style:name="P5" style:family="paragraph" style:parent-style-name="Standard">
      <style:text-properties style:font-name="DejaVu Sans Mono" fo:font-size="14pt" officeooo:paragraph-rsid="000ecf03" style:font-size-asian="14pt" style:font-size-complex="14pt"/>
    </style:style>
    <style:style style:name="T1" style:family="text">
      <style:text-properties officeooo:rsid="000e317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317f" style:font-weight-asian="bold" style:font-weight-complex="bold"/>
    </style:style>
    <style:style style:name="T4" style:family="text">
      <style:text-properties style:text-position="super 58%" fo:font-weight="bold" officeooo:rsid="000e317f" style:font-weight-asian="bold" style:font-weight-complex="bold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bold" officeooo:rsid="000e317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hold Our God</text:p>
      <text:p text:style-name="P3"><text:span text:style-name="T5"/></text:p>
      <text:p text:style-name="P3"><text:span text:style-name="T5">V</text:span><text:span text:style-name="T6">ERSE 1: <text:s/></text:span>Who has held the oceans in His hands?</text:p>
      <text:p text:style-name="P3"><text:s text:c="10"/>Who has numbered every grain of sand?</text:p>
      <text:p text:style-name="P3"><text:s text:c="10"/>Kings and nations tremble at His voice,</text:p>
      <text:p text:style-name="P3"><text:s text:c="10"/>All creation rises to rejoice.<text:line-break/></text:p>
      <text:p text:style-name="P4"><text:span text:style-name="T3">CHORUS: <text:s text:c="2"/></text:span>Behold our God seated on His throne,</text:p>
      <text:p text:style-name="P4"><text:s text:c="10"/>Come let us adore Him!</text:p>
      <text:p text:style-name="P4"><text:s text:c="10"/>Behold our King! Nothing can compare,</text:p>
      <text:p text:style-name="P4"><text:s text:c="10"/>Come, let us adore Him!</text:p>
      <text:p text:style-name="P4"><text:line-break/><text:span text:style-name="T2">V</text:span><text:span text:style-name="T3">ERSE</text:span><text:span text:style-name="T2"> 2: <text:s/></text:span>Who has given counsel to the Lord?</text:p>
      <text:p text:style-name="P3"><text:s text:c="10"/>Who can question any of His words?</text:p>
      <text:p text:style-name="P3"><text:s text:c="10"/>Who can teach the One who knows all things?</text:p>
      <text:p text:style-name="P3"><text:s text:c="10"/>Who can fathom all His wondrous deeds?</text:p>
      <text:p text:style-name="P4"><text:line-break/><text:span text:style-name="T3">CHORUS<text:line-break/><text:line-break/>VERSE 3: <text:s/></text:span>Who has felt the nails upon His hands,</text:p>
      <text:p text:style-name="P3"><text:s text:c="10"/>Bearing all the guilt of sinful man?</text:p>
      <text:p text:style-name="P3"><text:s text:c="10"/>God eternal, humbled to the grave,</text:p>
      <text:p text:style-name="P3"><text:s text:c="10"/>Jesus, Savior, risen now to reign!<text:line-break/></text:p>
      <text:p text:style-name="P4"><text:span text:style-name="T3">CHORUS</text:span></text:p>
      <text:p text:style-name="P4"><text:span text:style-name="T1"><text:line-break/></text:span><text:span text:style-name="T3">BRIDGE: <text:s text:c="2"/></text:span>Men: You will reign forever! (2x)</text:p>
      <text:p text:style-name="P3"><text:s text:c="10"/>Men: You will reign forever! (4x)</text:p>
      <text:p text:style-name="P3"><text:s text:c="16"/>Ladies: Let Your glory fill the earth (4x)</text:p>
      <text:p text:style-name="P3"/>
      <text:p text:style-name="P4"><text:span text:style-name="T3">CHORUS x 2: (2</text:span><text:span text:style-name="T4">nd</text:span><text:span text:style-name="T3"> time a cappella)</text:span></text:p>
      <text:p text:style-name="P3"/>
      <text:p text:style-name="P5"><text:s text:c="10"/>Behold our God seated on His throne,</text:p>
      <text:p text:style-name="P5"><text:s text:c="10"/>Come let us adore Him!</text:p>
      <text:p text:style-name="P5"><text:s text:c="10"/>Behold our King! Nothing can compare,</text:p>
      <text:p text:style-name="P5"><text:s text:c="10"/>Come, let us adore Him!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Music and words by Jonathan Baird, Meghan Baird, Ryan Baird, and Stephen Altrogge © 2011 Sovereign Grace Worship/ASCAP, Sovereign Grace Praise/BMI (adm. by Integrity Music). Sovereign Grace Music, a division of Sovereign Grace Churches. All rights reserved. www.SovereignGraceMusic.org CCLI #5937510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23:14:21.805218664</meta:creation-date>
    <dc:date>2025-01-21T23:45:47.782953250</dc:date>
    <meta:editing-duration>PT31M26S</meta:editing-duration>
    <meta:editing-cycles>4</meta:editing-cycles>
    <meta:generator>LibreOffice/7.6.7.2$Linux_X86_64 LibreOffice_project/60$Build-2</meta:generator>
    <meta:print-date>2025-01-21T23:26:10.099093697</meta:print-date>
    <meta:printed-by>PDF files</meta:printed-by>
    <meta:document-statistic meta:table-count="0" meta:image-count="0" meta:object-count="0" meta:page-count="1" meta:paragraph-count="27" meta:word-count="210" meta:character-count="1380" meta:non-whitespace-character-count="997"/>
  </office:meta>
</office:document-meta>
</file>